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has Profile</text:p>
      <text:p text:style-name="Standard"/>
      <text:p text:style-name="Standard"/>
      <text:p text:style-name="Standard">Patient</text:p>
      <text:p text:style-name="Standard"><text:tab/>User Id</text:p>
      <text:p text:style-name="Standard"><text:tab/>Patient Id</text:p>
      <text:p text:style-name="Standard"><text:tab/>Date Joined</text:p>
      <text:p text:style-name="Standard"><text:tab/>Date Updated</text:p>
      <text:p text:style-name="Standard"/>
      <text:p text:style-name="Standard"/>
      <text:p text:style-name="Standard">User has Medical History</text:p>
      <text:p text:style-name="Standard"/>
      <text:p text:style-name="Standard">Medical History contains Systems</text:p>
      <text:p text:style-name="Standard"/>
      <text:p text:style-name="Standard">Systems</text:p>
      <text:p text:style-name="Standard"><text:tab/>Cardiovascular</text:p>
      <text:p text:style-name="Standard"><text:tab/>Digestive</text:p>
      <text:p text:style-name="Standard"><text:tab/>Head &amp; Neck</text:p>
      <text:p text:style-name="Standard"><text:tab/>Hormonal</text:p>
      <text:p text:style-name="Standard"><text:tab/>Immune</text:p>
      <text:p text:style-name="Standard"><text:tab/>Muscular</text:p>
      <text:p text:style-name="Standard"><text:tab/>Nervous</text:p>
      <text:p text:style-name="Standard"><text:tab/>Respiratory</text:p>
      <text:p text:style-name="Standard"><text:tab/>Skeletal</text:p>
      <text:p text:style-name="Standard"><text:tab/>Skin</text:p>
      <text:p text:style-name="Standard"><text:tab/>Urinary</text:p>
      <text:p text:style-name="Standard"><text:tab/>Whole Body</text:p>
      <text:p text:style-name="Standard"><text:tab/>Sexual</text:p>
      <text:p text:style-name="Standard"/>
      <text:p text:style-name="Standard">Condition belongs to System</text:p>
      <text:p text:style-name="Standard"/>
      <text:p text:style-name="Standard">[ Conditions have many Patients]</text:p>
      <text:p text:style-name="Standard">[ Patients have many Conditions]</text:p>
      <text:p text:style-name="Standard">[Conditions have one System]</text:p>
      <text:p text:style-name="Standard">[Systems have many Conditions]</text:p>
      <text:p text:style-name="Standard"/>
      <text:p text:style-name="Standard">Administrator Creates Conditions</text:p>
      <text:p text:style-name="Standard"/>
      <text:p text:style-name="Standard"/>
      <text:p text:style-name="P1"/>
      <text:p text:style-name="Standard">SCHEMA</text:p>
      <text:p text:style-name="Standard">Users</text:p>
      <text:p text:style-name="Standard"><text:tab/>ID</text:p>
      <text:p text:style-name="Standard"><text:tab/>Email</text:p>
      <text:p text:style-name="Standard"><text:tab/>Password</text:p>
      <text:p text:style-name="Standard">Patients</text:p>
      <text:p text:style-name="Standard"><text:tab/>ID</text:p>
      <text:p text:style-name="Standard"><text:tab/>UserID</text:p>
      <text:p text:style-name="Standard"><text:s/><text:tab/>Sex</text:p>
      <text:p text:style-name="Standard"><text:tab/>Age</text:p>
      <text:p text:style-name="Standard">Profile</text:p>
      <text:p text:style-name="Standard"><text:tab/>ID</text:p>
      <text:p text:style-name="Standard"><text:tab/>UserID</text:p>
      <text:p text:style-name="Standard"><text:tab/>Street1</text:p>
      <text:p text:style-name="Standard"><text:tab/>Street2</text:p>
      <text:p text:style-name="Standard"><text:tab/>City</text:p>
      <text:p text:style-name="Standard"><text:tab/>State</text:p>
      <text:p text:style-name="Standard"><text:tab/>Zip</text:p>
      <text:p text:style-name="Standard"><text:tab/>Phone</text:p>
      <text:p text:style-name="Standard">Systems</text:p>
      <text:p text:style-name="Standard"><text:tab/>ID</text:p>
      <text:p text:style-name="Standard"><text:tab/>Name</text:p>
      <text:p text:style-name="Standard">Conditions</text:p>
      <text:p text:style-name="Standard"><text:tab/>ID</text:p>
      <text:p text:style-name="Standard"><text:tab/>System ID (Id of System which Condition belongs to)</text:p>
      <text:p text:style-name="Standard"><text:tab/>Name (ex Anemia). </text:p>
      <text:p text:style-name="Standard">Symptoms</text:p>
      <text:p text:style-name="Standard"><text:tab/>ID</text:p>
      <text:p text:style-name="Standard"><text:tab/>SystemID</text:p>
      <text:p text:style-name="Standard"><text:tab/>Question – ex. Have you had any chest pain or discomfort</text:p>
      <text:p text:style-name="Standard">PatientConditions</text:p>
      <text:p text:style-name="Standard"><text:tab/>ID</text:p>
      <text:p text:style-name="Standard"><text:tab/>PatientID</text:p>
      <text:p text:style-name="Standard"><text:tab/>ConditionID</text:p>
      <text:p text:style-name="Standard"><text:tab/>Current – (Yes, No)</text:p>
      <text:p text:style-name="Standard"><text:tab/>Past – (Yes, No)</text:p>
      <text:p text:style-name="Standard"><text:tab/>Where – (Location on body.)</text:p>
      <text:p text:style-name="Standard">PatientSymptoms</text:p>
      <text:p text:style-name="Standard"><text:tab/>ID</text:p>
      <text:p text:style-name="Standard"><text:tab/>SymptomID</text:p>
      <text:p text:style-name="Standard"><text:tab/>PatientID</text:p>
      <text:p text:style-name="Standard"><text:tab/>Status – (Yes,No)</text:p>
      <text:p text:style-name="Standard"><text:tab/></text:p>
      <text:p text:style-name="Standard">TobaccoUse</text:p>
      <text:p text:style-name="Standard"><text:tab/>ID</text:p>
      <text:p text:style-name="Standard"><text:tab/>PatientID</text:p>
      <text:p text:style-name="Standard"><text:tab/>DoYouSmokeCig (Never,Yes,No)</text:p>
      <text:p text:style-name="Standard"><text:tab/>HowManyPacks (Number)</text:p>
      <text:p text:style-name="Standard"><text:soft-page-break/><text:tab/>HowManyYears (Number)</text:p>
      <text:p text:style-name="Standard"><text:tab/>WhenDidYouQuite (Date)</text:p>
      <text:p text:style-name="Standard"/>
      <text:p text:style-name="Standard">AlcoholUse</text:p>
      <text:p text:style-name="Standard"><text:tab/>ID</text:p>
      <text:p text:style-name="Standard"><text:tab/>PatientID</text:p>
      <text:p text:style-name="Standard"><text:tab/>DoYouDrink(Never,Yes,No)</text:p>
      <text:p text:style-name="Standard"><text:tab/>HowManyDrinksPerWeek(Number)</text:p>
      <text:p text:style-name="Standard"><text:tab/>WhatTypeDoYouPrefer(Beer,Wine,Liquor)</text:p>
      <text:p text:style-name="Standard">DrugUse</text:p>
      <text:p text:style-name="Standard"><text:tab/>ID</text:p>
      <text:p text:style-name="Standard"><text:tab/>PatientID</text:p>
      <text:p text:style-name="Standard"><text:tab/>DoYouUseMarijaunaOrOtherDrugs (Yes,No)</text:p>
      <text:p text:style-name="Standard"><text:tab/>WhatDrugsDoYouUse (mj,cocaine,heroine,etc)</text:p>
      <text:p text:style-name="Standard"><text:tab/>HaveYouUsedNeedles(yes,no)</text:p>
      <text:p text:style-name="Standard">SexualActivity</text:p>
      <text:p text:style-name="Standard"><text:tab/>ID</text:p>
      <text:p text:style-name="Standard"><text:tab/>PatientID</text:p>
      <text:p text:style-name="Standard"><text:tab/>AreYouSexuallyActive (Yes,No)</text:p>
      <text:p text:style-name="Standard"><text:tab/>SexualPartnersMale (Yes,No)</text:p>
      <text:p text:style-name="Standard"><text:tab/>SexualPartnersFemale(Yes,No)</text:p>
      <text:p text:style-name="Standard"><text:tab/>NoBirthControl (Yes, No)</text:p>
      <text:p text:style-name="Standard"><text:tab/>Condoms (Yes, No)</text:p>
      <text:p text:style-name="Standard"><text:tab/>Diaphragms (Yes, No)</text:p>
      <text:p text:style-name="Standard"><text:tab/>Vasectomy (Yes,No)</text:p>
      <text:p text:style-name="Standard"><text:tab/>OtherBirthControl (text description)</text:p>
      <text:p text:style-name="Standard">Vaccinations</text:p>
      <text:p text:style-name="Standard"><text:tab/>ID</text:p>
      <text:p text:style-name="Standard"><text:tab/>Name </text:p>
      <text:p text:style-name="Standard">PatientVaccinations</text:p>
      <text:p text:style-name="Standard"><text:tab/>ID</text:p>
      <text:p text:style-name="Standard"><text:tab/>PatientID</text:p>
      <text:p text:style-name="Standard"><text:tab/>VaccinationID</text:p>
      <text:p text:style-name="Standard"><text:tab/>Status (Yes,No)</text:p>
      <text:p text:style-name="Standard"><text:tab/>Date</text:p>
      <text:p text:style-name="Standard">InsuranceInfo</text:p>
      <text:p text:style-name="Standard"><text:tab/>ID</text:p>
      <text:p text:style-name="Standard"><text:tab/>PatientId</text:p>
      <text:p text:style-name="Standard"><text:tab/>AreYouInsured (Yes,No)</text:p>
      <text:p text:style-name="Standard"><text:tab/>InsuranceCompanyName (Either text or InsuranceCoID)</text:p>
      <text:p text:style-name="Standard"><text:tab/>PolicyNumber</text:p>
      <text:p text:style-name="Standard"><text:tab/>GroupNumber</text:p>
      <text:p text:style-name="Standard"><text:tab/>AreYouAPolicyHolder (Yes, No)</text:p>
      <text:p text:style-name="Standard"><text:tab/>PolicyHoldersName</text:p>
      <text:p text:style-name="Standard"><text:tab/>PolicyHolderRelationship (Self, Husband,Wife,Parent,Other)</text:p>
      <text:p text:style-name="Standard"><text:tab/>WhenDoesPolicyStart (Date)</text:p>
      <text:p text:style-name="Standard"><text:tab/>WhendoesPolicyEnd(Date)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3T17:25:13</meta:creation-date>
    <meta:generator>LibreOffice/3.5$Linux_x86 LibreOffice_project/350m1$Build-2</meta:generator>
    <dc:date>2012-09-24T16:31:56</dc:date>
    <meta:editing-duration>PT1H30M8S</meta:editing-duration>
    <meta:editing-cycles>36</meta:editing-cycles>
    <meta:document-statistic meta:table-count="0" meta:image-count="0" meta:object-count="0" meta:page-count="3" meta:paragraph-count="123" meta:word-count="215" meta:character-count="1853" meta:non-whitespace-character-count="1660"/>
  </office:meta>
</office:document-meta>
</file>